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0f5d60" officeooo:paragraph-rsid="000f5d6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con credits</text:p>
      <text:p text:style-name="P1"/>
      <text:p text:style-name="P1">location:</text:p>
      <text:p text:style-name="P1">Icons made by &lt;a href="https://www.flaticon.com/authors/those-icons" title="Those Icons"&gt;Those Icons&lt;/a&gt; from &lt;a href="https://www.flaticon.com/" title="Flaticon"&gt; www.flaticon.com&lt;/a&gt;</text:p>
      <text:p text:style-name="P1"/>
      <text:p text:style-name="P1">phone:</text:p>
      <text:p text:style-name="P1">Icons made by &lt;a href="https://www.flaticon.com/authors/those-icons" title="Those Icons"&gt;Those Icons&lt;/a&gt; from &lt;a href="https://www.flaticon.com/" title="Flaticon"&gt; www.flaticon.com&lt;/a&gt;</text:p>
      <text:p text:style-name="P1"/>
      <text:p text:style-name="P1">email:</text:p>
      <text:p text:style-name="P1">Icons made by &lt;a href="https://www.flaticon.com/authors/freepik" title="Freepik"&gt;Freepik&lt;/a&gt; from &lt;a href="https://www.flaticon.com/" title="Flaticon"&gt; www.flaticon.com&lt;/a&gt;</text:p>
      <text:p text:style-name="P1"/>
      <text:p text:style-name="P1"/>
      <text:p text:style-name="P1">play store:</text:p>
      <text:p text:style-name="P1"/>
      <text:p text:style-name="P1"/>
      <text:p text:style-name="P1">app store:</text:p>
      <text:p text:style-name="P1"/>
      <text:p text:style-name="P1"/>
      <text:p text:style-name="P1">github:</text:p>
      <text:p text:style-name="P1"/>
      <text:p text:style-name="P1"/>
      <text:p text:style-name="P1">youtube: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PH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PH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4T22:52:07.953330057</meta:creation-date>
    <dc:date>2020-06-24T22:56:28.136925893</dc:date>
    <meta:editing-duration>PT4M25S</meta:editing-duration>
    <meta:editing-cycles>1</meta:editing-cycles>
    <meta:document-statistic meta:table-count="0" meta:image-count="0" meta:object-count="0" meta:page-count="1" meta:paragraph-count="11" meta:word-count="48" meta:character-count="609" meta:non-whitespace-character-count="572"/>
    <meta:generator>LibreOffice/6.2.3.2$MacOSX_X86_64 LibreOffice_project/aecc05fe267cc68dde00352a451aa867b3b546ac</meta:generator>
  </office:meta>
</office:document-meta>
</file>